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automatic-styles>
    <style:style style:name="Table1" style:family="table">
      <style:table-properties style:width="7.0868in" table:align="margins"/>
    </style:style>
    <style:style style:name="Table1.A" style:family="table-column">
      <style:table-column-properties style:column-width="1.6875in" style:rel-column-width="15606*"/>
    </style:style>
    <style:style style:name="Table1.B" style:family="table-column">
      <style:table-column-properties style:column-width="5.3993in" style:rel-column-width="4992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FunSubTB1" style:family="table">
      <style:table-properties style:width="7.0868in" table:align="margins"/>
    </style:style>
    <style:style style:name="FunSubTB1.A" style:family="table-column">
      <style:table-column-properties style:column-width="1.625in" style:rel-column-width="2340*"/>
    </style:style>
    <style:style style:name="FunSubTB1.B" style:family="table-column">
      <style:table-column-properties style:column-width="5.4618in" style:rel-column-width="7865*"/>
    </style:style>
    <style:style style:name="FunSubTB1.A1" style:family="table-cell">
      <style:table-cell-properties style:writing-mode="page"/>
    </style:style>
    <style:style style:name="P1" style:family="paragraph" style:parent-style-name="Standard" style:master-page-name="HTML">
      <style:paragraph-properties style:page-number="auto"/>
    </style:style>
    <style:style style:name="P2" style:family="paragraph" style:parent-style-name="Standard" style:list-style-name="L4"/>
    <style:style style:name="P3" style:family="paragraph" style:parent-style-name="Standard" style:list-style-name="L5"/>
    <style:style style:name="P4" style:family="paragraph" style:parent-style-name="Standard">
      <style:text-properties officeooo:rsid="001da644" officeooo:paragraph-rsid="001da644"/>
    </style:style>
    <style:style style:name="P5" style:family="paragraph" style:parent-style-name="Table_20_Contents">
      <style:paragraph-properties fo:text-align="center" style:justify-single-word="false"/>
      <style:text-properties officeooo:rsid="001c7319" officeooo:paragraph-rsid="001c7319"/>
    </style:style>
    <style:style style:name="P6" style:family="paragraph" style:parent-style-name="Table_20_Contents" style:list-style-name="L1">
      <style:text-properties officeooo:rsid="001c7319" officeooo:paragraph-rsid="001c7319"/>
    </style:style>
    <style:style style:name="P7" style:family="paragraph" style:parent-style-name="Table_20_Contents" style:list-style-name="L2">
      <style:text-properties officeooo:rsid="001c7319" officeooo:paragraph-rsid="001c7319"/>
    </style:style>
    <style:style style:name="P8" style:family="paragraph" style:parent-style-name="Table_20_Contents" style:list-style-name="L3">
      <style:text-properties officeooo:rsid="001c7319" officeooo:paragraph-rsid="001c7319"/>
    </style:style>
    <style:style style:name="P9" style:family="paragraph" style:parent-style-name="Table_20_Heading">
      <style:text-properties officeooo:rsid="001c7319" officeooo:paragraph-rsid="001c7319"/>
    </style:style>
    <style:style style:name="T1" style:family="text">
      <style:text-properties fo:font-weight="bold"/>
    </style:style>
    <style:style style:name="T2" style:family="text">
      <style:text-properties fo:font-style="italic"/>
    </style:style>
    <style:style style:name="T3" style:family="text">
      <style:text-properties officeooo:rsid="0001a3dc"/>
    </style:style>
    <style:style style:name="T4" style:family="text">
      <style:text-properties officeooo:rsid="00034b3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cedures (Functions and Subroutins)</text:p>
      <text:p text:style-name="Standard">A procedures defines a block of code which can be executed with a single statement (a function call), and can provide a value back to the caller when finished (a return value). There are several reasons to use procedures:</text:p>
      <text:list text:style-name="L4">
        <text:list-item>
          <text:p text:style-name="P2">Reduces redundancy in your program </text:p>
        </text:list-item>
        <text:list-item>
          <text:p text:style-name="P2">Enables reuse of code in many programs </text:p>
        </text:list-item>
        <text:list-item>
          <text:p text:style-name="P2">Improves readability of the program </text:p>
        </text:list-item>
        <text:list-item>
          <text:p text:style-name="P2">Improves maintainability of the program </text:p>
        </text:list-item>
        <text:list-item>
          <text:p text:style-name="P2">Makes it easy to extend your program </text:p>
        </text:list-item>
      </text:list>
      <text:p text:style-name="Standard">A procedure is a block of code which may be called at any time from a program. This code may need to be executed multiple times. Procedures provide an invaluable means to simplify code by replacing these blocks of code with a single procedure call. Procedures also serves to allow a user to extend the FreeBASIC language to provide custom commands. Many of the built-in FreeBASIC commands are merely procedures that are part of a "runtime library" linked to by default. </text:p>
      <text:p text:style-name="Standard">There are three basic types of procedures in FreeBasic. These are functions, subroutines and properties. This chapter will cover the first two. Properties will be covered in a latter in this book. </text:p>
      <text:p text:style-name="Standard"/>
      <text:p text:style-name="Standard">Functions and Subroutines</text:p>
      <text:p text:style-name="Standard">lets start by looking at how functions and subroutines are defined. The first thing you should notice is that here are only two differences between how functions and subroutines are declared. Lets look at an example of this. </text:p>
      <text:p text:style-name="Standard">Function Name ([parameter_list]) As return_type</text:p>
      <text:p text:style-name="Standard">statements...</text:p>
      <text:p text:style-name="Standard">{ {Return [return_value]}|{Function = return_value}|{identifier = return_value} }...</text:p>
      <text:p text:style-name="Standard">End Function</text:p>
      <text:p text:style-name="Standard"/>
      <text:p text:style-name="Standard">Here is an example of a subroutine</text:p>
      <text:p text:style-name="Standard">Sub Name ( [parameter_list] )</text:p>
      <text:p text:style-name="Standard">statements....</text:p>
      <text:p text:style-name="Standard">End Sub</text:p>
      <text:p text:style-name="Standard"/>
      <text:p text:style-name="Standard">Can you find the differences? The first is how they are declared. The Sub keyword marks the beginning of a subroutine and it ends with End Sub. Functions start with start with the keyword Function and ends with End function. The second difference is that functions always return a value and subroutines do not. Otherwise they are the same.</text:p>
      <text:p text:style-name="Standard"/>
      <text:p text:style-name="Standard">Parameters</text:p>
      <text:p text:style-name="Standard">Next we need to look at the parameters common to both types of procedures. The FreeBasic documentation defines the syntax of functions and subroutines as follows: </text:p>
      <text:p text:style-name="Standard">[Public|Private] Function identifier [CDecl|Pascal|StdCall] [Overload] [Alias external_identifier] [([parameter_list])] <text:s/>[As return_type] [Static] [Export]</text:p>
      <text:p text:style-name="Standard">[Public|Private] Sub identifier [CDecl|Pascal|StdCall] [Overload] [Alias external_identifier] [( [parameter_list] )] [Static] [Export]</text:p>
      <text:p text:style-name="Standard">parameters that are in brackets "[]" are optional. Also parameter_list are optional but you must use a set of parenthise "()" when you define a function or subroutine. </text:p>
      <text:p text:style-name="Standard">The following table gives a break down of the parameters used.</text:p>
      <text:p text:style-name="Standard"/>
      <table:table table:name="Table1" table:style-name="Table1">
        <table:table-column table:style-name="Table1.A"/>
        <table:table-column table:style-name="Table1.B"/>
        <table:table-header-rows>
          <table:table-row>
            <table:table-cell table:style-name="Table1.A1" office:value-type="string">
              <text:p text:style-name="Standard">Access Rights: </text:p>
            </table:table-cell>
            <table:table-cell table:style-name="Table1.B1" office:value-type="string">
              <text:p text:style-name="Standard">What is the scope of the function. This is mostly used for procedures contained in objects. </text:p>
            </table:table-cell>
          </table:table-row>
        </table:table-header-rows>
        <table:table-row>
          <table:table-cell table:style-name="Table1.A2" office:value-type="string">
            <text:p text:style-name="Standard">identifier: </text:p>
          </table:table-cell>
          <table:table-cell table:style-name="Table1.B2" office:value-type="string">
            <text:p text:style-name="Standard">the name of the function</text:p>
          </table:table-cell>
        </table:table-row>
        <table:table-row>
          <table:table-cell table:style-name="Table1.A2" office:value-type="string">
            <text:p text:style-name="Standard">Calling convention</text:p>
          </table:table-cell>
          <table:table-cell table:style-name="Table1.B2" office:value-type="string">
            <text:p text:style-name="Standard"/>
          </table:table-cell>
        </table:table-row>
        <table:table-row>
          <table:table-cell table:style-name="Table1.A2" office:value-type="string">
            <text:p text:style-name="Standard">Overloaded</text:p>
          </table:table-cell>
          <table:table-cell table:style-name="Table1.B2" office:value-type="string">
            <text:p text:style-name="Standard"/>
          </table:table-cell>
        </table:table-row>
        <table:table-row>
          <table:table-cell table:style-name="Table1.A2" office:value-type="string">
            <text:p text:style-name="Standard">external_identifier: </text:p>
          </table:table-cell>
          <table:table-cell table:style-name="Table1.B2" office:value-type="string">
            <text:p text:style-name="Standard">externally visible (to the linker) name enclosed in quotes</text:p>
          </table:table-cell>
        </table:table-row>
        <table:table-row>
          <table:table-cell table:style-name="Table1.A2" office:value-type="string">
            <text:p text:style-name="Standard">parameter_list: </text:p>
          </table:table-cell>
          <table:table-cell table:style-name="Table1.B2" office:value-type="string">
            <text:p text:style-name="Standard">parameter[, parameter[, ...]]</text:p>
          </table:table-cell>
        </table:table-row>
        <text:soft-page-break/>
        <table:table-row>
          <table:table-cell table:style-name="Table1.A2" office:value-type="string">
            <text:p text:style-name="Standard">return_type: </text:p>
          </table:table-cell>
          <table:table-cell table:style-name="Table1.B2" office:value-type="string">
            <text:p text:style-name="Standard">the type of variable returned by the function</text:p>
          </table:table-cell>
        </table:table-row>
        <table:table-row>
          <table:table-cell table:style-name="Table1.A2" office:value-type="string">
            <text:p text:style-name="Standard">statements: </text:p>
          </table:table-cell>
          <table:table-cell table:style-name="Table1.B2" office:value-type="string">
            <text:p text:style-name="Standard">one or more statements that make up the function</text:p>
          </table:table-cell>
        </table:table-row>
        <table:table-row>
          <table:table-cell table:style-name="Table1.A2" office:value-type="string">
            <text:p text:style-name="Standard">bodyreturn_value: </text:p>
          </table:table-cell>
          <table:table-cell table:style-name="Table1.B2" office:value-type="string">
            <text:p text:style-name="Standard">the value returned from the function</text:p>
          </table:table-cell>
        </table:table-row>
      </table:table>
      <text:p text:style-name="Standard"/>
      <text:p text:style-name="Standard"/>
      <text:p text:style-name="Standard"><text:span text:style-name="T3">O</text:span>nce a function or subroutine has be defined, the user can execute the code in between "<text:span text:style-name="T1">Sub</text:span> foo" and "<text:span text:style-name="T1">End Sub</text:span>" by using "foo" as a statement. This code is executed separate from the code which calls the subroutine, so any variable names, unless they are shared, are not available to the subroutine. Values can, however, be passed using parameters.When calling a subroutine, parentheses after the subroutine name (surrounding the argument list if any) are optional.</text:p>
      <text:p text:style-name="Standard">Access Rights </text:p>
      <text:p text:style-name="Standard"><text:span text:style-name="T4">I</text:span>dentifier</text:p>
      <text:p text:style-name="Standard"/>
      <text:h text:style-name="Heading_20_2" text:outline-level="2">Calling Conventions </text:h>
      <text:p text:style-name="P4">In procedure declarations, there are different ways that parameters can be passed. <text:s/>This is called the calling convention. <text:s text:c="2"/>For the most part when you <text:s/>will not have to worry about calling conventions. <text:s/>You only need to really worry about calling conventions when you create procedures that will be linked to programs written in other programming languages. <text:s text:c="3"/>The use of calling conventions are beyond the scope of this book. </text:p>
      <text:p text:style-name="P4"/>
      <text:p text:style-name="P4">Here is a table that has the three types of calling conventions used in FreeBASIC. <text:s/></text:p>
      <text:p text:style-name="Standard"/>
      <table:table table:name="FunSubTB1" table:style-name="FunSubTB1">
        <table:table-column table:style-name="FunSubTB1.A"/>
        <table:table-column table:style-name="FunSubTB1.B"/>
        <table:table-header-rows>
          <table:table-row>
            <table:table-cell table:style-name="FunSubTB1.A1" office:value-type="string">
              <text:p text:style-name="P9">Calling Convention</text:p>
            </table:table-cell>
            <table:table-cell table:style-name="FunSubTB1.A1" office:value-type="string">
              <text:p text:style-name="P9">Notes </text:p>
            </table:table-cell>
          </table:table-row>
        </table:table-header-rows>
        <table:table-row>
          <table:table-cell table:style-name="FunSubTB1.A1" office:value-type="string">
            <text:p text:style-name="P5">Cdecl</text:p>
          </table:table-cell>
          <table:table-cell table:style-name="FunSubTB1.A1" office:value-type="string">
            <text:list xml:id="list2837453681" text:style-name="L1">
              <text:list-item>
                <text:p text:style-name="P6">Pushed on to stack from right to left. <text:s/></text:p>
              </text:list-item>
              <text:list-item>
                <text:p text:style-name="P6">Does not clean up the stack.</text:p>
              </text:list-item>
              <text:list-item>
                <text:p text:style-name="P6">Standard calling convention for most unix/linux style systems</text:p>
              </text:list-item>
            </text:list>
          </table:table-cell>
        </table:table-row>
        <table:table-row>
          <table:table-cell table:style-name="FunSubTB1.A1" office:value-type="string">
            <text:p text:style-name="P5">Pascal</text:p>
          </table:table-cell>
          <table:table-cell table:style-name="FunSubTB1.A1" office:value-type="string">
            <text:list xml:id="list1869164647" text:style-name="L2">
              <text:list-item>
                <text:p text:style-name="P7">Pushed on to stack from left to right. <text:s/></text:p>
              </text:list-item>
              <text:list-item>
                <text:p text:style-name="P7">Must clean up stack.</text:p>
              </text:list-item>
              <text:list-item>
                <text:p text:style-name="P7">Default calling convention for old Windows 3.11 for Dos.</text:p>
              </text:list-item>
            </text:list>
          </table:table-cell>
        </table:table-row>
        <table:table-row>
          <table:table-cell table:style-name="FunSubTB1.A1" office:value-type="string">
            <text:p text:style-name="P5">Stdcall</text:p>
          </table:table-cell>
          <table:table-cell table:style-name="FunSubTB1.A1" office:value-type="string">
            <text:list xml:id="list3911476686" text:style-name="L3">
              <text:list-item>
                <text:p text:style-name="P8">Pushed on to stack from right to left. </text:p>
              </text:list-item>
              <text:list-item>
                <text:p text:style-name="P8">Must clean up stack. </text:p>
              </text:list-item>
              <text:list-item>
                <text:p text:style-name="P8">Standard calling convention for windows </text:p>
              </text:list-item>
            </text:list>
          </table:table-cell>
        </table:table-row>
      </table:table>
      <text:p text:style-name="Standard"/>
      <text:p text:style-name="Standard"/>
      <text:p text:style-name="Standard">Overloaded</text:p>
      <text:p text:style-name="Standard">In procedure declarations, <text:span text:style-name="T1">Overload</text:span> allows procedure names to be overloaded, that is, other procedures (regardless of whether to be subs or functions) can then be declared with the same name if their parameter lists are unique. Two parameter lists are unique if they contain a different number of parameters, or have parameters of different types. Note that this means that two or more procedures cannot be declared with the same name if they differ in return type alone.A variadic procedure name can never be overloaded.Once a procedure name has been declared overloaded, further declarations using the name need not specify <text:span text:style-name="T1">Overload</text:span>, but it is allowed.<text:span text:style-name="T1">Overload</text:span> is not necessary in member procedure declarations, as they are always implicitly overloaded.When calling an overloaded procedure, the compiler determines the most appropriate definition to use among a set of compatible candidates, by comparing the argument types used to call the procedure with the parameter types specified in the definitions. If no match or an ambiguous match is found, the compiler generates an error at compile time.</text:p>
      <text:p text:style-name="Standard"/>
      <text:p text:style-name="Standard">external_identifier</text:p>
      <text:p text:style-name="Standard">Parameter_list</text:p>
      <text:p text:style-name="Standard">A subroutine can also specify how parameters are passed, either as "Byref" or "Byval", as shown in the syntax definition. If a parameter is "Byref", the parameter name literally becomes a reference to the <text:soft-page-break/>original variable passed to the subroutine. Any changes made to that variable will be reflected outside of the subroutine. If a parameter is passed "Byval", however, the value of any passed variable is copied into a new variable, and any changes made to it will not affect the original.</text:p>
      <text:p text:style-name="Standard">parameters must also have a supplied type, in the form "<text:span text:style-name="T2">parameter</text:span> as <text:span text:style-name="T2">type</text:span>".</text:p>
      <text:p text:style-name="Standard">Parameters are the arguments passed to any statement. For instance, if a user executes a statement as "Print 4", the value "4" is passed to the function "Print". Parameters that need to be passed to a subroutine are supplied by one or more parameter arguments in the "<text:span text:style-name="T1">Sub</text:span>" keyword. Creating a subroutine with "<text:span text:style-name="T1">Sub</text:span> mysub(foo, bar)...<text:span text:style-name="T1">End Sub</text:span>", allows the code in between "<text:span text:style-name="T1">Sub</text:span>" and "<text:span text:style-name="T1">End Sub</text:span>" to refer to the first passed argument as "foo" and the second passed argument as "bar". If a parameter is given a default value, that parameter is optional.</text:p>
      <text:p text:style-name="Standard">[ByRef|ByVal] identifier [As type] [= default_value]</text:p>
      <text:p text:style-name="Standard"/>
      <text:p text:style-name="Standard"><text:span text:style-name="T1">Return</text:span> is used to return from a procedure .<text:span text:style-name="T1">Return</text:span> (from procedure) is used inside a procedure to exit the procedure possibly with a return value:</text:p>
      <text:list text:style-name="L5">
        <text:list-item>
          <text:p text:style-name="P3">A Sub cannot specify a return return value. <text:span text:style-name="T1">Return</text:span> is roughly equivalent to the Exit Sub idiom. </text:p>
        </text:list-item>
        <text:list-item>
          <text:p text:style-name="P3">In a Function, <text:span text:style-name="T1">Return</text:span> must specify its return value. <text:span text:style-name="T1">Return</text:span> <text:span text:style-name="T2">expression</text:span> is roughly equivalent to the Function = <text:span text:style-name="T2">expression</text:span> : Exit Function idiom. </text:p>
        </text:list-item>
      </text:list>
      <text:p text:style-name="Standard">Static and Export</text:p>
      <text:p text:style-name="Standard">The Static specifier indicates that the values of all local variables defined in the sub should be preserved between calls. To specify individual local variables as static see the Static keyword.</text:p>
      <text:p text:style-name="Standard">bodyreturn_valu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text-properties fo:font-style="italic"/>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 style:family="paragraph" style:parent-style-name="Caption" style:class="extra" style:master-page-name="">
      <style:paragraph-properties style:page-number="auto"/>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style:style style:name="Mdp3" style:family="drawing-page">
      <style:drawing-page-properties draw:fill="none" draw:background-size="full" draw:fill-color="#729fcf"/>
    </style:style>
  </office:automatic-styles>
  <office:master-styles>
    <style:master-page style:name="Standard" style:page-layout-name="Mpm1" draw:style-name="Mdp1">
      <style:header>
        <text:p text:style-name="Header"/>
      </style:header>
      <style:footer>
        <text:p text:style-name="List"><text:page-number text:select-page="current">0</text:page-number></text:p>
      </style:footer>
    </style:master-page>
    <style:master-page style:name="Endnote" style:page-layout-name="Mpm2" draw:style-name="Mdp2"/>
    <style:master-page style:name="HTML" style:page-layout-name="Mpm3"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10-functions.odt</dc:title>
    <dc:date>2023-05-27T06:14:32.839000000</dc:date>
    <meta:editing-duration>PT1H7M45S</meta:editing-duration>
    <meta:editing-cycles>7</meta:editing-cycles>
    <meta:generator>LibreOffice/7.5.3.2$Windows_X86_64 LibreOffice_project/9f56dff12ba03b9acd7730a5a481eea045e468f3</meta:generator>
    <meta:document-statistic meta:table-count="2" meta:image-count="0" meta:object-count="0" meta:page-count="3" meta:paragraph-count="77" meta:word-count="1191" meta:character-count="7444" meta:non-whitespace-character-count="6304"/>
    <meta:template xlink:type="simple" xlink:actuate="onRequest" xlink:title="Conventions Used in the Book " xlink:href="../../templates/fbuserguide%20style%20sheet..ott" meta:date="2023-05-27T03:53:08.220000000"/>
  </office:meta>
</office:document-meta>
</file>